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1"><text:span text:style-name="T1">Title:</text:span><text:s/>Delete Favorite</text:p>
      <text:p text:style-name="P1"/>
      <text:p text:style-name="P1"><text:span text:style-name="T1">Description:</text:span><text:s text:c="2"/>Allows the User to navigate to the Favorites Screen and remove a Favorite Service.</text:p>
      <text:p text:style-name="P1"/>
      <text:p text:style-name="P1"><text:span text:style-name="T1">Pre-conditions:</text:span></text:p>
      <text:list text:style-name="L1">
        <text:list-item>
          <text:p text:style-name="P2">The App is open and has focus.</text:p>
        </text:list-item>
        <text:list-item>
          <text:p text:style-name="P2">The App is displaying the Favorites Screen.</text:p>
        </text:list-item>
      </text:list>
      <text:p text:style-name="P1"/>
      <text:p text:style-name="P1"><text:span text:style-name="T1">Post-conditions:</text:span></text:p>
      <text:list text:style-name="L1">
        <text:list-item>
          <text:p text:style-name="P2">The App displays the Favorites Screen containing the updated Favorites List Items.</text:p>
        </text:list-item>
      </text:list>
      <text:p text:style-name="P1"/>
      <text:p text:style-name="P1"><text:span text:style-name="T1">Actors:</text:span></text:p>
      <text:list text:style-name="L1">
        <text:list-item>
          <text:p text:style-name="P2">User</text:p>
        </text:list-item>
        <text:list-item>
          <text:p text:style-name="P2">App</text:p>
        </text:list-item>
      </text:list>
      <text:p text:style-name="P1"/>
      <text:p text:style-name="P1"><text:span text:style-name="T1">Main Success Scenario:</text:span><text:s/></text:p>
      <text:list text:style-name="L2">
        <text:list-item>
          <text:p text:style-name="P2">The User swipes left over a Service List Item on the Favorites Screen.</text:p>
        </text:list-item>
        <text:list-item>
          <text:p text:style-name="P2">The App moves the Service List Item left and displays a Delete Button to the right of the Service List Item.</text:p>
        </text:list-item>
        <text:list-item>
          <text:p text:style-name="P2">The User presses the Delete Button.</text:p>
        </text:list-item>
        <text:list-item>
          <text:p text:style-name="P2">The App finds the Service Data from the Service Database for the selected Service.</text:p>
        </text:list-item>
        <text:list-item>
          <text:p text:style-name="P2">The App sets the Favorites Flag to false.</text:p>
        </text:list-item>
        <text:list-item>
          <text:p text:style-name="P2">The App queries all Services from the Service Database with a Favorites Flag set to true.</text:p>
        </text:list-item>
        <text:list-item>
          <text:p text:style-name="P2">The App displays the Favorites Screen showing all the User’s Favorited List Items.</text:p>
        </text:list-item>
      </text:list>
      <text:p text:style-name="P1"/>
      <text:p text:style-name="P1"><text:span text:style-name="T1">Alternate Flow 1:</text:span></text:p>
      <text:p text:style-name="P1">6A. <text:s text:c="2"/>The User swipes right on the Service List Item that has been swiped left.</text:p>
      <text:p text:style-name="P1">7A. <text:s text:c="2"/>The App removes the Delete Button and moves the Service List Item to its original location on the Favorites Screen.</text:p>
      <text:p text:style-name="P1"/>
      <text:p text:style-name="P1"><text:span text:style-name="T1">Alternate Flow 2: </text:span>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